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account.type</text:p>
            <text:p text:style-name="P2">Name: Exchange Accounts Types list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config_account_type_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desc</text:p>
          </table:table-cell>
          <table:table-cell table:style-name="Table2.A1" office:value-type="string">
            <text:p text:style-name="Table_20_Contents">Account Type Description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_name</text:p>
          </table:table-cell>
          <table:table-cell table:style-name="Table2.A1" office:value-type="string">
            <text:p text:style-name="Table_20_Contents">Accou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Account Type Key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account.type.form</text:p>
          </table:table-cell>
          <table:table-cell table:style-name="Table7.A2" office:value-type="string">
            <text:p text:style-name="Table_20_Contents">exchange.view_account_typ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account.type.tree</text:p>
          </table:table-cell>
          <table:table-cell table:style-name="Table7.A2" office:value-type="string">
            <text:p text:style-name="Table_20_Contents">exchange.view_account_type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87" meta:word-count="110" meta:character-count="721" meta:non-whitespace-character-count="698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